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F72DEB9261BEFD4F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a6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solid" draw:fill-color="#ffffa6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043cm" svg:x="0cm" svg:y="0cm">
          <draw:image xlink:href="Pictures/1000000000000780000003F72DEB9261BEFD4FD7.png" xlink:type="simple" xlink:show="embed" xlink:actuate="onLoad" draw:mime-type="image/png">
            <text:p/>
          </draw:image>
        </draw:frame>
        <draw:frame draw:style-name="gr2" draw:text-style-name="P3" draw:layer="layout" svg:width="1.505cm" svg:height="0.839cm" svg:x="0.952cm" svg:y="0.625cm">
          <draw:text-box>
            <text:p text:style-name="P2">(P1)</text:p>
          </draw:text-box>
        </draw:frame>
        <draw:frame draw:style-name="gr2" draw:text-style-name="P3" draw:layer="layout" svg:width="1.505cm" svg:height="0.839cm" svg:x="9.842cm" svg:y="1.383cm">
          <draw:text-box>
            <text:p text:style-name="P2">(P4)</text:p>
          </draw:text-box>
        </draw:frame>
        <draw:frame draw:style-name="gr2" draw:text-style-name="P3" draw:layer="layout" svg:width="1.505cm" svg:height="0.839cm" svg:x="11.747cm" svg:y="6.146cm">
          <draw:text-box>
            <text:p text:style-name="P2">(P2)</text:p>
          </draw:text-box>
        </draw:frame>
        <draw:frame draw:style-name="gr2" draw:text-style-name="P3" draw:layer="layout" svg:width="1.505cm" svg:height="0.839cm" svg:x="17.145cm" svg:y="6.667cm">
          <draw:text-box>
            <text:p text:style-name="P2">(P3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10.0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2T08:21:37.129668541</meta:creation-date>
    <dc:date>2023-12-22T08:27:09.917393092</dc:date>
    <meta:editing-duration>PT1M1S</meta:editing-duration>
    <meta:editing-cycles>1</meta:editing-cycles>
    <meta:document-statistic meta:object-count="5"/>
    <meta:generator>LibreOffice/7.3.7.2$Linux_X86_64 LibreOffice_project/30$Build-2</meta:generator>
  </office:meta>
</office:document-meta>
</file>